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ColInfo.endProces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ColInfo.getPoi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PColInfo.getRLE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ColInfo.EPCol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PColInfo.getCollaps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ColInfo.getHidd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ColInfo.getBottomMargi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ColInfo.getColumnN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ColInfo.validate( final Number numb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PColInfo.getTopMargi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ColInfo.getHard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ColInfo.getOutlineLev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